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5000000F86CA6D0D1F42E268A.png" manifest:media-type="image/png"/>
  <manifest:file-entry manifest:full-path="Pictures/10000001000004E50000027EA242B2904C5AD66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9252in" svg:height="3.5256in" draw:z-index="0"><draw:image xlink:href="Pictures/10000001000004E50000027EA242B2904C5AD664.png" xlink:type="simple" xlink:show="embed" xlink:actuate="onLoad" draw:mime-type="image/png"/></draw:frame><draw:frame draw:style-name="fr1" draw:name="Image2" text:anchor-type="char" svg:x="-0.0091in" svg:y="3.6602in" svg:width="6.9252in" svg:height="1.6689in" draw:z-index="1"><draw:image xlink:href="Pictures/1000000100000405000000F86CA6D0D1F42E26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3:15:10.997973482</meta:creation-date>
    <meta:generator>LibreOffice/7.4.3.2$Linux_X86_64 LibreOffice_project/40$Build-2</meta:generator>
    <dc:date>2022-11-24T13:20:23.950509829</dc:date>
    <meta:editing-duration>P0D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